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7f25" officeooo:paragraph-rsid="001f7f25"/>
    </style:style>
    <style:style style:name="P2" style:family="paragraph" style:parent-style-name="Standard">
      <style:text-properties officeooo:rsid="00216a03" officeooo:paragraph-rsid="00216a03"/>
    </style:style>
    <style:style style:name="P3" style:family="paragraph" style:parent-style-name="Standard">
      <style:text-properties officeooo:rsid="002256ff" officeooo:paragraph-rsid="002256ff"/>
    </style:style>
    <style:style style:name="P4" style:family="paragraph" style:parent-style-name="Standard">
      <style:text-properties officeooo:rsid="0022bc53" officeooo:paragraph-rsid="0022bc53"/>
    </style:style>
    <style:style style:name="P5" style:family="paragraph" style:parent-style-name="Standard">
      <style:text-properties officeooo:rsid="00216a03" officeooo:paragraph-rsid="002256ff"/>
    </style:style>
    <style:style style:name="P6" style:family="paragraph" style:parent-style-name="Standard">
      <style:text-properties officeooo:rsid="00216a03" officeooo:paragraph-rsid="00216a03"/>
    </style:style>
    <style:style style:name="P7" style:family="paragraph" style:parent-style-name="Standard">
      <style:text-properties officeooo:rsid="00216a03" officeooo:paragraph-rsid="0023c334"/>
    </style:style>
    <style:style style:name="P8" style:family="paragraph" style:parent-style-name="Standard">
      <style:text-properties officeooo:rsid="001f7f25" officeooo:paragraph-rsid="0023c334"/>
    </style:style>
    <style:style style:name="P9" style:family="paragraph" style:parent-style-name="Standard">
      <style:text-properties officeooo:rsid="001f7f25" officeooo:paragraph-rsid="001f7f25"/>
    </style:style>
    <style:style style:name="P10" style:family="paragraph" style:parent-style-name="Standard">
      <style:text-properties officeooo:rsid="0023c334" officeooo:paragraph-rsid="00216a03"/>
    </style:style>
    <style:style style:name="P11" style:family="paragraph" style:parent-style-name="Standard">
      <style:text-properties officeooo:rsid="0023c334" officeooo:paragraph-rsid="0023c334"/>
    </style:style>
    <style:style style:name="P12" style:family="paragraph" style:parent-style-name="Standard">
      <style:text-properties officeooo:rsid="0022bc53" officeooo:paragraph-rsid="0022bc53"/>
    </style:style>
    <style:style style:name="T1" style:family="text">
      <style:text-properties officeooo:rsid="00216a03"/>
    </style:style>
    <style:style style:name="T2" style:family="text">
      <style:text-properties officeooo:rsid="0023c3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ex:</text:p>
      <text:p text:style-name="P1"/>
      <text:p text:style-name="P1">Display:flex (nel contenitore padre)</text:p>
      <text:p text:style-name="P1"><text:tab/>stretch(all’interno del conrende gli elementi tutti uguali)</text:p>
      <text:p text:style-name="P1"/>
      <text:p text:style-name="P1"/>
      <text:p text:style-name="P1"/>
      <text:p text:style-name="P1">flex-direction:</text:p>
      <text:p text:style-name="P1"><text:s/>column<text:span text:style-name="T2">(/-reverse)</text:span>( per in colonnare gli elementi all’interno)</text:p>
      <text:p text:style-name="P1"><text:tab/> <text:s/>(il main è l’asse orizzontale asse x) </text:p>
      <text:p text:style-name="P1"/>
      <text:p text:style-name="P8">row<text:span text:style-name="T2">(/-reverse)</text:span> (per metterli in riga)</text:p>
      <text:p text:style-name="P1"><text:tab/>( il main è l’asse verticale asse y)</text:p>
      <text:p text:style-name="P1"/>
      <text:p text:style-name="P1"/>
      <text:p text:style-name="P1">align-item:</text:p>
      <text:p text:style-name="P1">stretch(all’interno <text:s/>nde gli elementi tutti uguali)</text:p>
      <text:p text:style-name="P1"/>
      <text:p text:style-name="P1"/>
      <text:p text:style-name="P7"/>
      <text:p text:style-name="P11">flex-flow:scorciatoia per scrivere due comandi in una //es:flex-flow(column wrap)</text:p>
      <text:p text:style-name="P11"/>
      <text:p text:style-name="P11"/>
      <text:p text:style-name="P11"/>
      <text:p text:style-name="P1">align-item prende in considerazione l’asse secondaria</text:p>
      <text:p text:style-name="P1">justify-content invece l’asse main. <text:span text:style-name="T1">( ad esempio justify-content:center;)</text:span></text:p>
      <text:p text:style-name="P1"/>
      <text:p text:style-name="P1"/>
      <text:p text:style-name="P10"/>
      <text:p text:style-name="P2"/>
      <text:p text:style-name="P2"/>
      <text:p text:style-name="P2">in caso di metterli in angolo in basso a dx sarà:</text:p>
      <text:p text:style-name="P2">align-item: flex-end</text:p>
      <text:p text:style-name="P2">justify-content: flex-end</text:p>
      <text:p text:style-name="P2"/>
      <text:p text:style-name="P2"/>
      <text:p text:style-name="P2">start invece prende in considerazione l’inizio dell’asse.</text:p>
      <text:p text:style-name="P2"/>
      <text:p text:style-name="P2">Flex-Wrap: wrap(fa andare a capo gli elementi nel contenitore padre)</text:p>
      <text:p text:style-name="P2"><text:tab/><text:tab/>no wrap( no),</text:p>
      <text:p text:style-name="P2"/>
      <text:p text:style-name="P2"/>
      <text:p text:style-name="P2"/>
      <text:p text:style-name="P3">justify-content: space-between (mette lo spazio che rimane alla fine e lo mette tra gli elementi)</text:p>
      <text:p text:style-name="P3"/>
      <text:p text:style-name="P3"><text:tab/><text:tab/>space-evenly(mette lo spazio che rimane alla fine e lo mette tra gli elementi e <text:tab/><text:tab/><text:tab/>al’inizio e la fine)</text:p>
      <text:p text:style-name="P5"><text:tab/><text:tab/>flex-end ( lo mette alla fine dell’asse)</text:p>
      <text:p text:style-name="P4"/>
      <text:p text:style-name="P4"/>
      <text:p text:style-name="P4"/>
      <text:p text:style-name="P4"><text:s/>proprietà figli: </text:p>
      <text:p text:style-name="P4"><text:soft-page-break/></text:p>
      <text:p text:style-name="P4">flex-grow (prende tutto lo spazio libero e lo da all’elemento che ha flex-grow)</text:p>
      <text:p text:style-name="P4"/>
      <text:p text:style-name="P4"/>
      <text:p text:style-name="P4"/>
      <text:p text:style-name="P4">align-self: flex-end (finisce il flex del contenitore padre e si sposta solo questo elemento)</text:p>
      <text:p text:style-name="P4">justify-self:</text:p>
      <text:p text:style-name="P4"/>
      <text:p text:style-name="P4"/>
      <text:p text:style-name="P4">con la classe “container” si fa un elemento che lascia dei pixel nella pagina sia a dx che sx</text:p>
      <text:p text:style-name="P4">con cotainer-fluid invece prende il 100% della pagina</text:p>
      <text:p text:style-name="P4"/>
      <text:p text:style-name="P4"/>
      <text:p text:style-name="P4"/>
      <text:p text:style-name="P4"/>
      <text:p text:style-name="P4">struttura:</text:p>
      <text:p text:style-name="P4"/>
      <text:p text:style-name="P4">&lt;body </text:p>
      <text:p text:style-name="P4"><text:tab/>&lt;nav</text:p>
      <text:p text:style-name="P4"><text:tab/><text:tab/>div.container</text:p>
      <text:p text:style-name="P4"/>
      <text:p text:style-name="P4"><text:tab/>header</text:p>
      <text:p text:style-name="P4"/>
      <text:p text:style-name="P4"><text:tab/><text:tab/></text:p>
      <text:p text:style-name="P4"><text:tab/>main</text:p>
      <text:p text:style-name="P4"><text:tab/><text:tab/>div.container</text:p>
      <text:p text:style-name="P4"/>
      <text:p text:style-name="P4"><text:tab/>footer</text:p>
      <text:p text:style-name="P4"><text:tab/></text:p>
      <text:p text:style-name="P4"/>
      <text:p text:style-name="P4"/>
      <text:p text:style-name="P4"><text:tab/></text:p>
      <text:p text:style-name="P4"/>
      <text:p text:style-name="P4"/>
      <text:p text:style-name="P4">Strutture container: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7T11:51:49.214446316</meta:creation-date>
    <dc:date>2022-02-14T15:29:47.673498293</dc:date>
    <meta:editing-duration>PT5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40" meta:word-count="212" meta:character-count="1483" meta:non-whitespace-character-count="1276"/>
  </office:meta>
</office:document-meta>
</file>